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officeooo:paragraph-rsid="001294ab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officeooo:rsid="000eeb73" officeooo:paragraph-rsid="0010525b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officeooo:rsid="0010525b" officeooo:paragraph-rsid="0010525b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T1" style:family="text">
      <style:text-properties officeooo:rsid="001294ab"/>
    </style:style>
    <style:style style:name="T2" style:family="text">
      <style:text-properties officeooo:rsid="0019d44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a9d46c7-7fff-624b-dad2-3a6ab5fe05ca"/>Daily student duties: </text:p>
      <text:list text:style-name="L1">
        <text:list-item>
          <text:p text:style-name="P2">Daily total homework/study time: Minimum 3 hours - Maximum 5 hours</text:p>
          <text:list>
            <text:list-item>
              <text:p text:style-name="P2">Today’s First subject HW - minimum 1 hour, maximum 2 hours (see today’s class notes also)</text:p>
            </text:list-item>
            <text:list-item>
              <text:p text:style-name="P2">Today’s Second subject HW - minimum 1 hour, maximum 2 hours (see today’s class notes also)</text:p>
            </text:list-item>
            <text:list-item>
              <text:p text:style-name="P3">Tomorrow’s subjects class notes - <text:span text:style-name="T1">f</text:span>irst subject half an hour; <text:span text:style-name="T1">s</text:span>econd subject - half an hour</text:p>
              <text:list>
                <text:list-item>
                  <text:p text:style-name="P3"><text:span text:style-name="T1">R</text:span>evise all notes, textbook summaries, homeworks, programming code etc., and explain everything to your parents in our own words (in different language from the classroom); </text:p>
                </text:list-item>
                <text:list-item>
                  <text:p text:style-name="P4">For each new class, make an audio recording with one line summary, one paragraph summary, and detailed summary of what we learnt in that class. </text:p>
                </text:list-item>
                <text:list-item>
                  <text:p text:style-name="P5">Each week, if you are not able to go over all the previous class materials, go over a few of them and repeat this in a cycle. </text:p>
                </text:list-item>
              </text:list>
            </text:list-item>
          </text:list>
        </text:list-item>
        <text:list-item>
          <text:p text:style-name="P2">In addition, everyday practice singing/playing music for atleast half an hour. </text:p>
        </text:list-item>
        <text:list-item>
          <text:p text:style-name="P2">Once the minimum 3 and half hours is finished, use the rest of the time for other homeworks, class notes etc. </text:p>
        </text:list-item>
        <text:list-item>
          <text:p text:style-name="P2">When classes are cancelled - add 2 more hours to study - for minimum 5 and half hours, maximum 7 and half hours - use this time to revise all previous class notes and finish homeworks</text:p>
        </text:list-item>
        <text:list-item>
          <text:p text:style-name="P2">Update your diary daily with the amount of time spent doing different tasks</text:p>
        </text:list-item>
      </text:list>
      <text:p text:style-name="Text_20_body"/>
      <text:p text:style-name="P1">Daily parents’ duties: </text:p>
      <text:list text:style-name="L2">
        <text:list-item>
          <text:p text:style-name="P6">Check the student is following the schedule above for a minimum of 3 and half hours to a maximum of 5 and half hours. (+ 2 hours if there is no school on weekdays). </text:p>
        </text:list-item>
        <text:list-item>
          <text:p text:style-name="P6">Do not help him a lot with homework, only help if he has any questions from the class materials. Use similar explanations as in class. </text:p>
          <text:list>
            <text:list-item>
              <text:p text:style-name="P6">If you think of a better way of explaining, inform the teacher so it can be done in class and there is a record for the student to revise later on.</text:p>
            </text:list-item>
          </text:list>
        </text:list-item>
        <text:list-item>
          <text:p text:style-name="P6">When revising class material, let the student explain everything to see if he understands the course materials. <text:span text:style-name="T2">Ask several questions to make sure he understands everything. </text:span></text:p>
        </text:list-item>
        <text:list-item>
          <text:p text:style-name="P6">Make sure homeworks excel and homeworks diary are updated everyday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0T19:57:18.500000000</dc:date>
    <meta:editing-duration>PT5M53S</meta:editing-duration>
    <meta:editing-cycles>8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8" meta:word-count="365" meta:character-count="1990" meta:non-whitespace-character-count="1648"/>
  </office:meta>
</office:document-meta>
</file>